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variant="normal" fo:text-transform="none" fo:color="#030303" style:font-name="Arial" fo:font-size="10pt" fo:letter-spacing="normal" fo:font-style="normal" fo:font-weight="normal" officeooo:paragraph-rsid="0018f358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0pt" officeooo:rsid="0019b6b5" officeooo:paragraph-rsid="0019b6b5" style:font-size-asian="10pt" style:font-size-complex="10pt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0pt" officeooo:paragraph-rsid="001b09b6"/>
    </style:style>
    <style:style style:name="P4" style:family="paragraph" style:parent-style-name="Preformatted_20_Text">
      <style:paragraph-properties fo:text-align="justify" style:justify-single-word="false"/>
      <style:text-properties officeooo:paragraph-rsid="001b09b6"/>
    </style:style>
    <style:style style:name="P5" style:family="paragraph" style:parent-style-name="Preformatted_20_Text">
      <style:paragraph-properties fo:text-align="justify" style:justify-single-word="false"/>
      <style:text-properties officeooo:paragraph-rsid="001b3b43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1e3736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1f5d9d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212a0d"/>
    </style:style>
    <style:style style:name="P9" style:family="paragraph" style:parent-style-name="Preformatted_20_Text">
      <style:paragraph-properties fo:text-align="justify" style:justify-single-word="false"/>
      <style:text-properties officeooo:rsid="00212a0d" officeooo:paragraph-rsid="00212a0d"/>
    </style:style>
    <style:style style:name="P10" style:family="paragraph" style:parent-style-name="Standard">
      <style:paragraph-properties fo:text-align="justify" style:justify-single-word="false"/>
      <style:text-properties officeooo:rsid="0018e4c5" officeooo:paragraph-rsid="0018e4c5"/>
    </style:style>
    <style:style style:name="P11" style:family="paragraph" style:parent-style-name="Standard">
      <style:paragraph-properties fo:text-align="justify" style:justify-single-word="false"/>
      <style:text-properties officeooo:paragraph-rsid="0019b6b5"/>
    </style:style>
    <style:style style:name="P12" style:family="paragraph" style:parent-style-name="Standard">
      <style:paragraph-properties fo:text-align="justify" style:justify-single-word="false"/>
      <style:text-properties officeooo:paragraph-rsid="00258ad4"/>
    </style:style>
    <style:style style:name="P13" style:family="paragraph" style:parent-style-name="Standard">
      <style:paragraph-properties fo:text-align="justify" style:justify-single-word="false"/>
      <style:text-properties officeooo:paragraph-rsid="002861b2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30303" style:font-name="Arial" fo:font-size="10pt" fo:letter-spacing="normal" fo:font-style="normal" fo:font-weight="normal" officeooo:paragraph-rsid="0018f358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30303" style:font-name="Arial" fo:font-size="10pt" fo:letter-spacing="normal" fo:font-style="normal" fo:font-weight="normal" officeooo:paragraph-rsid="0018e4c5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30303" style:font-name="Arial" fo:font-size="10pt" fo:letter-spacing="normal" fo:font-style="normal" fo:font-weight="normal" officeooo:paragraph-rsid="0018f358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30303" style:text-line-through-style="none" style:text-line-through-type="none" style:font-name="Arial" fo:font-size="10pt" fo:letter-spacing="normal" fo:font-style="normal" fo:font-weight="normal" officeooo:rsid="0019b6b5" officeooo:paragraph-rsid="0019b6b5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30303" style:font-name="Roboto" fo:font-size="11.6999998092651pt" fo:letter-spacing="normal" fo:font-style="normal" fo:font-weight="normal" officeooo:rsid="0018f358" officeooo:paragraph-rsid="0018f358" fo:background-color="#f9f9f9" loext:padding="0cm" loext:border="none"/>
    </style:style>
    <style:style style:name="P19" style:family="paragraph" style:parent-style-name="Standard">
      <style:text-properties fo:font-variant="normal" fo:text-transform="none" fo:color="#000000" style:font-name="Monaco" fo:font-size="10pt" fo:letter-spacing="normal" fo:font-style="normal" fo:font-weight="normal" officeooo:rsid="002031d3" officeooo:paragraph-rsid="002031d3" style:font-size-asian="8.75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0pt" officeooo:rsid="0018e4c5" officeooo:paragraph-rsid="0018e4c5" style:font-size-asian="10pt" style:font-size-complex="10pt"/>
    </style:style>
    <style:style style:name="P21" style:family="paragraph" style:parent-style-name="Standard">
      <style:text-properties fo:font-size="10pt" officeooo:rsid="002031d3" officeooo:paragraph-rsid="002031d3" style:font-size-asian="8.75pt" style:font-size-complex="10pt"/>
    </style:style>
    <style:style style:name="P22" style:family="paragraph" style:parent-style-name="Standard">
      <style:text-properties fo:font-size="10pt" officeooo:rsid="002074cd" officeooo:paragraph-rsid="002074cd" style:font-size-asian="8.75pt" style:font-size-complex="10pt"/>
    </style:style>
    <style:style style:name="P23" style:family="paragraph" style:parent-style-name="Standard">
      <style:text-properties fo:font-size="10pt" officeooo:rsid="0020e68c" officeooo:paragraph-rsid="0020e68c" style:font-size-asian="8.75pt" style:font-size-complex="10pt"/>
    </style:style>
    <style:style style:name="P24" style:family="paragraph" style:parent-style-name="Standard">
      <style:text-properties fo:font-size="10pt" officeooo:rsid="00223015" officeooo:paragraph-rsid="00223015" style:font-size-asian="8.75pt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size="10pt" officeooo:rsid="0018e4c5" officeooo:paragraph-rsid="00233dd3" style:font-size-asian="8.75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size="10pt" officeooo:rsid="00233dd3" officeooo:paragraph-rsid="00233dd3" style:font-size-asian="8.75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size="10pt" officeooo:rsid="00233dd3" officeooo:paragraph-rsid="002861b2" style:font-size-asian="8.75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size="10pt" officeooo:rsid="001260dd" officeooo:paragraph-rsid="002861b2" style:font-size-asian="8.75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1b09b6"/>
    </style:style>
    <style:style style:name="P30" style:family="paragraph" style:parent-style-name="Standard">
      <style:text-properties officeooo:paragraph-rsid="002031d3"/>
    </style:style>
    <style:style style:name="P31" style:family="paragraph" style:parent-style-name="Standard">
      <style:text-properties officeooo:rsid="000f6839" officeooo:paragraph-rsid="002861b2"/>
    </style:style>
    <style:style style:name="P32" style:family="paragraph" style:parent-style-name="Standard">
      <style:text-properties officeooo:rsid="001260dd" officeooo:paragraph-rsid="002861b2"/>
    </style:style>
    <style:style style:name="P33" style:family="paragraph" style:parent-style-name="Standard">
      <style:paragraph-properties fo:text-align="justify" style:justify-single-word="false"/>
      <style:text-properties fo:font-size="10pt" officeooo:rsid="0029a54e" officeooo:paragraph-rsid="0029a54e" style:font-size-asian="8.75pt" style:font-size-complex="10pt"/>
    </style:style>
    <style:style style:name="P34" style:family="paragraph" style:parent-style-name="Standard">
      <style:paragraph-properties fo:text-align="justify" style:justify-single-word="false"/>
      <style:text-properties fo:font-size="10pt" officeooo:rsid="002eb252" officeooo:paragraph-rsid="002eb252" style:font-size-asian="8.75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officeooo:rsid="00233dd3" officeooo:paragraph-rsid="002861b2" style:font-size-asian="8.75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size="10pt" officeooo:rsid="00233dd3" officeooo:paragraph-rsid="00305730" style:font-size-asian="8.75pt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size="10pt" officeooo:rsid="00233dd3" officeooo:paragraph-rsid="004a9095" style:font-size-asian="8.75pt" style:font-size-complex="10pt"/>
    </style:style>
    <style:style style:name="P38" style:family="paragraph" style:parent-style-name="Standard">
      <style:paragraph-properties fo:text-align="justify" style:justify-single-word="false"/>
      <style:text-properties fo:font-size="10pt" officeooo:rsid="00233dd3" officeooo:paragraph-rsid="004f162c" style:font-size-asian="8.75pt" style:font-size-complex="10pt"/>
    </style:style>
    <style:style style:name="P39" style:family="paragraph" style:parent-style-name="Standard">
      <style:paragraph-properties fo:text-align="justify" style:justify-single-word="false"/>
      <style:text-properties fo:font-size="10pt" officeooo:rsid="00305730" officeooo:paragraph-rsid="00305730" style:font-size-asian="8.75pt" style:font-size-complex="10pt"/>
    </style:style>
    <style:style style:name="P40" style:family="paragraph" style:parent-style-name="Standard">
      <style:paragraph-properties fo:text-align="justify" style:justify-single-word="false"/>
      <style:text-properties fo:font-size="10pt" officeooo:rsid="0030b26d" officeooo:paragraph-rsid="0030b26d" style:font-size-asian="8.75pt" style:font-size-complex="10pt"/>
    </style:style>
    <style:style style:name="P41" style:family="paragraph" style:parent-style-name="Standard">
      <style:paragraph-properties fo:text-align="justify" style:justify-single-word="false"/>
      <style:text-properties fo:font-size="10pt" officeooo:rsid="00350095" officeooo:paragraph-rsid="00350095" style:font-size-asian="8.75pt" style:font-size-complex="10pt"/>
    </style:style>
    <style:style style:name="P42" style:family="paragraph" style:parent-style-name="Standard">
      <style:paragraph-properties fo:text-align="justify" style:justify-single-word="false"/>
      <style:text-properties fo:font-size="10pt" officeooo:rsid="00350095" officeooo:paragraph-rsid="003aa4e8" style:font-size-asian="8.75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0pt" officeooo:rsid="00374970" officeooo:paragraph-rsid="00374970" style:font-size-asian="8.75pt" style:font-size-complex="10pt"/>
    </style:style>
    <style:style style:name="P44" style:family="paragraph" style:parent-style-name="Standard">
      <style:paragraph-properties fo:text-align="justify" style:justify-single-word="false"/>
      <style:text-properties fo:font-size="10pt" officeooo:rsid="00374970" officeooo:paragraph-rsid="0038dae2" style:font-size-asian="8.75pt" style:font-size-complex="10pt"/>
    </style:style>
    <style:style style:name="P45" style:family="paragraph" style:parent-style-name="Standard">
      <style:paragraph-properties fo:text-align="justify" style:justify-single-word="false"/>
      <style:text-properties fo:font-size="10pt" officeooo:rsid="0038dae2" officeooo:paragraph-rsid="0038dae2" style:font-size-asian="8.75pt" style:font-size-complex="10pt"/>
    </style:style>
    <style:style style:name="P46" style:family="paragraph" style:parent-style-name="Standard">
      <style:paragraph-properties fo:text-align="justify" style:justify-single-word="false"/>
      <style:text-properties fo:font-size="10pt" officeooo:rsid="003c6358" officeooo:paragraph-rsid="003c6358" style:font-size-asian="8.75pt" style:font-size-complex="10pt"/>
    </style:style>
    <style:style style:name="P47" style:family="paragraph" style:parent-style-name="Standard">
      <style:paragraph-properties fo:text-align="justify" style:justify-single-word="false"/>
      <style:text-properties fo:font-size="10pt" officeooo:rsid="003c6358" officeooo:paragraph-rsid="003e0d90" style:font-size-asian="8.75pt" style:font-size-complex="10pt"/>
    </style:style>
    <style:style style:name="P48" style:family="paragraph" style:parent-style-name="Standard">
      <style:paragraph-properties fo:text-align="justify" style:justify-single-word="false"/>
      <style:text-properties fo:font-size="10pt" officeooo:rsid="003e0d90" officeooo:paragraph-rsid="003e0d90" style:font-size-asian="8.75pt" style:font-size-complex="10pt"/>
    </style:style>
    <style:style style:name="P49" style:family="paragraph" style:parent-style-name="Standard">
      <style:paragraph-properties fo:text-align="justify" style:justify-single-word="false"/>
      <style:text-properties fo:font-size="10pt" officeooo:rsid="00416ab8" officeooo:paragraph-rsid="00416ab8" style:font-size-asian="8.75pt" style:font-size-complex="10pt"/>
    </style:style>
    <style:style style:name="P50" style:family="paragraph" style:parent-style-name="Standard">
      <style:paragraph-properties fo:text-align="justify" style:justify-single-word="false"/>
      <style:text-properties fo:font-size="10pt" officeooo:rsid="0041b45f" officeooo:paragraph-rsid="0041b45f" style:font-size-asian="8.75pt" style:font-size-complex="10pt"/>
    </style:style>
    <style:style style:name="P51" style:family="paragraph" style:parent-style-name="Standard">
      <style:paragraph-properties fo:text-align="justify" style:justify-single-word="false"/>
      <style:text-properties fo:font-size="10pt" officeooo:rsid="00454f56" officeooo:paragraph-rsid="00454f56" style:font-size-asian="8.75pt" style:font-size-complex="10pt"/>
    </style:style>
    <style:style style:name="P52" style:family="paragraph" style:parent-style-name="Standard">
      <style:paragraph-properties fo:text-align="justify" style:justify-single-word="false"/>
      <style:text-properties fo:font-size="10pt" officeooo:rsid="0048c14a" officeooo:paragraph-rsid="0048c14a" style:font-size-asian="8.75pt" style:font-size-complex="10pt"/>
    </style:style>
    <style:style style:name="P53" style:family="paragraph" style:parent-style-name="Standard">
      <style:paragraph-properties fo:text-align="justify" style:justify-single-word="false"/>
      <style:text-properties fo:font-size="10pt" officeooo:rsid="004a9095" officeooo:paragraph-rsid="004a9095" style:font-size-asian="8.75pt" style:font-size-complex="10pt"/>
    </style:style>
    <style:style style:name="P54" style:family="paragraph" style:parent-style-name="Standard">
      <style:paragraph-properties fo:text-align="justify" style:justify-single-word="false"/>
      <style:text-properties fo:font-size="10pt" officeooo:rsid="004bd981" officeooo:paragraph-rsid="004bd981" style:font-size-asian="8.75pt" style:font-size-complex="10pt"/>
    </style:style>
    <style:style style:name="P55" style:family="paragraph" style:parent-style-name="Standard">
      <style:paragraph-properties fo:text-align="justify" style:justify-single-word="false"/>
      <style:text-properties fo:font-size="10pt" officeooo:rsid="004c0d9e" officeooo:paragraph-rsid="004c0d9e" style:font-size-asian="8.75pt" style:font-size-complex="10pt"/>
    </style:style>
    <style:style style:name="P56" style:family="paragraph" style:parent-style-name="Standard">
      <style:paragraph-properties fo:text-align="justify" style:justify-single-word="false"/>
      <style:text-properties fo:font-size="10pt" officeooo:rsid="004db0f5" officeooo:paragraph-rsid="004db0f5" style:font-size-asian="8.75pt" style:font-size-complex="10pt"/>
    </style:style>
    <style:style style:name="P57" style:family="paragraph" style:parent-style-name="Standard">
      <style:paragraph-properties fo:text-align="justify" style:justify-single-word="false"/>
      <style:text-properties fo:font-size="10pt" officeooo:rsid="004f162c" officeooo:paragraph-rsid="004f162c" style:font-size-asian="8.75pt" style:font-size-complex="10pt"/>
    </style:style>
    <style:style style:name="P58" style:family="paragraph" style:parent-style-name="Standard">
      <style:paragraph-properties fo:text-align="justify" style:justify-single-word="false"/>
      <style:text-properties fo:font-size="10pt" officeooo:rsid="004ffbe7" officeooo:paragraph-rsid="004ffbe7" style:font-size-asian="8.75pt" style:font-size-complex="10pt"/>
    </style:style>
    <style:style style:name="P59" style:family="paragraph" style:parent-style-name="Standard">
      <style:paragraph-properties fo:text-align="justify" style:justify-single-word="false"/>
      <style:text-properties fo:font-size="10pt" officeooo:rsid="0050fbc0" officeooo:paragraph-rsid="0050fbc0" style:font-size-asian="8.75pt" style:font-size-complex="10pt"/>
    </style:style>
    <style:style style:name="P60" style:family="paragraph" style:parent-style-name="Standard">
      <style:paragraph-properties fo:text-align="justify" style:justify-single-word="false"/>
      <style:text-properties fo:font-size="10pt" officeooo:rsid="00520d9d" officeooo:paragraph-rsid="00520d9d" style:font-size-asian="8.75pt" style:font-size-complex="10pt"/>
    </style:style>
    <style:style style:name="P61" style:family="paragraph" style:parent-style-name="Standard">
      <style:paragraph-properties fo:text-align="justify" style:justify-single-word="false"/>
      <style:text-properties officeooo:paragraph-rsid="0038dae2"/>
    </style:style>
    <style:style style:name="P62" style:family="paragraph" style:parent-style-name="Standard">
      <style:paragraph-properties fo:text-align="justify" style:justify-single-word="false"/>
      <style:text-properties officeooo:paragraph-rsid="00374970"/>
    </style:style>
    <style:style style:name="P63" style:family="paragraph" style:parent-style-name="Standard">
      <style:paragraph-properties fo:text-align="justify" style:justify-single-word="false"/>
      <style:text-properties officeooo:paragraph-rsid="003c6358"/>
    </style:style>
    <style:style style:name="P64" style:family="paragraph" style:parent-style-name="Standard">
      <style:paragraph-properties fo:text-align="justify" style:justify-single-word="false"/>
      <style:text-properties officeooo:paragraph-rsid="004f162c"/>
    </style:style>
    <style:style style:name="P65" style:family="paragraph" style:parent-style-name="Standard">
      <style:paragraph-properties fo:text-align="justify" style:justify-single-word="false"/>
      <style:text-properties officeooo:paragraph-rsid="00536849"/>
    </style:style>
    <style:style style:name="P66" style:family="paragraph" style:parent-style-name="Standard">
      <style:paragraph-properties fo:text-align="justify" style:justify-single-word="false"/>
      <style:text-properties officeooo:rsid="003a89e5" officeooo:paragraph-rsid="003a89e5"/>
    </style:style>
    <style:style style:name="P67" style:family="paragraph" style:parent-style-name="Standard">
      <style:paragraph-properties fo:text-align="justify" style:justify-single-word="false"/>
      <style:text-properties officeooo:rsid="00548b8e" officeooo:paragraph-rsid="00548b8e"/>
    </style:style>
    <style:style style:name="P68" style:family="paragraph" style:parent-style-name="Standard">
      <style:paragraph-properties fo:text-align="justify" style:justify-single-word="false"/>
      <style:text-properties officeooo:rsid="0054fdc6" officeooo:paragraph-rsid="0054fdc6"/>
    </style:style>
    <style:style style:name="P69" style:family="paragraph" style:parent-style-name="Standard">
      <style:paragraph-properties fo:text-align="justify" style:justify-single-word="false"/>
      <style:text-properties officeooo:rsid="0055d831" officeooo:paragraph-rsid="0055d831"/>
    </style:style>
    <style:style style:name="P70" style:family="paragraph" style:parent-style-name="Standard">
      <style:paragraph-properties fo:text-align="justify" style:justify-single-word="false"/>
      <style:text-properties officeooo:rsid="0057326b" officeooo:paragraph-rsid="0057326b"/>
    </style:style>
    <style:style style:name="P71" style:family="paragraph" style:parent-style-name="Standard">
      <style:paragraph-properties fo:text-align="justify" style:justify-single-word="false"/>
      <style:text-properties officeooo:rsid="0058b347" officeooo:paragraph-rsid="0058b347"/>
    </style:style>
    <style:style style:name="T1" style:family="text">
      <style:text-properties fo:font-variant="normal" fo:text-transform="none" fo:color="#030303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030303" style:font-name="Arial" fo:font-size="10pt" fo:letter-spacing="normal" fo:font-style="normal" fo:font-weight="normal" officeooo:rsid="0019b6b5" style:font-size-asian="10pt" style:font-size-complex="10pt"/>
    </style:style>
    <style:style style:name="T3" style:family="text">
      <style:text-properties fo:font-variant="normal" fo:text-transform="none" fo:color="#030303" style:font-name="Arial" fo:font-size="10pt" fo:letter-spacing="normal" fo:font-style="normal" fo:font-weight="normal" officeooo:rsid="001b09b6" style:font-size-asian="10pt" style:font-size-complex="10pt"/>
    </style:style>
    <style:style style:name="T4" style:family="text">
      <style:text-properties fo:font-variant="normal" fo:text-transform="none" fo:color="#030303" style:font-name="Arial" fo:font-size="10pt" fo:letter-spacing="normal" fo:language="zxx" fo:country="none" fo:font-style="normal" style:text-underline-style="solid" style:text-underline-width="auto" style:text-underline-color="font-color" fo:font-weight="normal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variant="normal" fo:text-transform="none" fo:color="#030303" style:text-line-through-style="none" style:text-line-through-type="none" fo:letter-spacing="normal" fo:font-style="normal" fo:font-weight="normal" officeooo:rsid="001b09b6" style:font-size-asian="10pt" style:font-style-asian="normal" style:font-size-complex="10pt" style:font-style-complex="normal"/>
    </style:style>
    <style:style style:name="T6" style:family="text">
      <style:text-properties fo:font-variant="normal" fo:text-transform="none" fo:color="#030303" style:text-line-through-style="none" style:text-line-through-type="none" style:font-name="Arial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030303" style:text-line-through-style="none" style:text-line-through-type="none" style:font-name="Arial" fo:letter-spacing="normal" fo:font-style="normal" fo:font-weight="normal" style:font-size-asian="10pt" style:font-style-asian="normal" style:font-size-complex="10pt" style:font-style-complex="normal"/>
    </style:style>
    <style:style style:name="T8" style:family="text">
      <style:text-properties fo:font-variant="normal" fo:text-transform="none" fo:color="#030303" style:text-line-through-style="none" style:text-line-through-type="none" style:font-name="Arial" fo:letter-spacing="normal" fo:font-style="normal" fo:font-weight="normal" officeooo:rsid="001b09b6" style:font-size-asian="10pt" style:font-style-asian="normal" style:font-size-complex="10pt" style:font-style-complex="normal"/>
    </style:style>
    <style:style style:name="T9" style:family="text">
      <style:text-properties fo:font-variant="normal" fo:text-transform="none" fo:color="#030303" style:text-line-through-style="none" style:text-line-through-type="none" style:font-name="Arial" fo:font-size="10pt" fo:letter-spacing="normal" fo:font-style="normal" fo:font-weight="normal" style:font-size-asian="10pt" style:font-style-asian="normal" style:font-size-complex="10pt" style:font-style-complex="normal"/>
    </style:style>
    <style:style style:name="T10" style:family="text">
      <style:text-properties fo:font-variant="normal" fo:text-transform="none" fo:color="#030303" style:text-line-through-style="none" style:text-line-through-type="none" style:font-name="Arial" fo:font-size="10pt" fo:letter-spacing="normal" fo:font-style="normal" fo:font-weight="normal" officeooo:rsid="001b09b6" style:font-size-asian="10pt" style:font-style-asian="normal" style:font-size-complex="10pt" style:font-style-complex="normal"/>
    </style:style>
    <style:style style:name="T11" style:family="text">
      <style:text-properties fo:font-variant="normal" fo:text-transform="none" fo:color="#030303" style:text-line-through-style="none" style:text-line-through-type="none" style:font-name="Arial" fo:font-size="10pt" fo:letter-spacing="normal" fo:font-style="normal" fo:font-weight="normal" officeooo:rsid="001b3b43" style:font-size-asian="10pt" style:font-style-asian="normal" style:font-size-complex="10pt" style:font-style-complex="normal"/>
    </style:style>
    <style:style style:name="T12" style:family="text">
      <style:text-properties fo:font-variant="normal" fo:text-transform="none" fo:color="#030303" style:text-line-through-style="none" style:text-line-through-type="none" style:font-name="Arial" fo:font-size="10pt" fo:letter-spacing="normal" fo:font-style="normal" fo:font-weight="normal" officeooo:rsid="001e3736" style:font-size-asian="10pt" style:font-style-asian="normal" style:font-size-complex="10pt" style:font-style-complex="normal"/>
    </style:style>
    <style:style style:name="T13" style:family="text">
      <style:text-properties fo:font-variant="normal" fo:text-transform="none" fo:color="#030303" style:text-line-through-style="none" style:text-line-through-type="none" style:font-name="Arial" fo:font-size="10pt" fo:letter-spacing="normal" fo:font-style="normal" fo:font-weight="normal" officeooo:rsid="001f5d9d" style:font-size-asian="10pt" style:font-style-asian="normal" style:font-size-complex="10pt" style:font-style-complex="normal"/>
    </style:style>
    <style:style style:name="T14" style:family="text">
      <style:text-properties fo:font-variant="normal" fo:text-transform="none" fo:color="#030303" style:text-line-through-style="none" style:text-line-through-type="none" style:font-name="Arial" fo:font-size="10pt" fo:letter-spacing="normal" fo:font-style="normal" fo:font-weight="normal" officeooo:rsid="00212a0d" style:font-size-asian="10pt" style:font-style-asian="normal" style:font-size-complex="10pt" style:font-style-complex="normal"/>
    </style:style>
    <style:style style:name="T15" style:family="text">
      <style:text-properties style:font-name="Arial"/>
    </style:style>
    <style:style style:name="T16" style:family="text">
      <style:text-properties style:font-name="Arial" style:font-size-asian="10pt" style:font-size-complex="10pt"/>
    </style:style>
    <style:style style:name="T17" style:family="text">
      <style:text-properties style:font-size-asian="10pt" style:font-size-complex="10pt"/>
    </style:style>
    <style:style style:name="T18" style:family="text">
      <style:text-properties officeooo:rsid="001b09b6" style:font-size-asian="10pt" style:font-size-complex="10pt"/>
    </style:style>
    <style:style style:name="T19" style:family="text">
      <style:text-properties fo:font-size="10pt" style:font-size-asian="8.75pt" style:font-size-complex="10pt"/>
    </style:style>
    <style:style style:name="T20" style:family="text">
      <style:text-properties fo:font-size="10pt" officeooo:rsid="002031d3" style:font-size-asian="8.75pt" style:font-size-complex="10pt"/>
    </style:style>
    <style:style style:name="T21" style:family="text">
      <style:text-properties fo:font-size="10pt" officeooo:rsid="00205755" style:font-size-asian="8.75pt" style:font-size-complex="10pt"/>
    </style:style>
    <style:style style:name="T22" style:family="text">
      <style:text-properties fo:font-size="10pt" officeooo:rsid="0018e4c5" style:font-size-asian="8.75pt" style:font-size-complex="10pt"/>
    </style:style>
    <style:style style:name="T23" style:family="text">
      <style:text-properties fo:font-size="10pt" officeooo:rsid="00258ad4" style:font-size-asian="8.75pt" style:font-size-complex="10pt"/>
    </style:style>
    <style:style style:name="T24" style:family="text">
      <style:text-properties fo:font-size="10pt" officeooo:rsid="002861b2" style:font-size-asian="8.75pt" style:font-size-complex="10pt"/>
    </style:style>
    <style:style style:name="T25" style:family="text">
      <style:text-properties fo:font-size="10pt" officeooo:rsid="0038dae2" style:font-size-asian="8.75pt" style:font-size-complex="10pt"/>
    </style:style>
    <style:style style:name="T26" style:family="text">
      <style:text-properties fo:font-size="10pt" officeooo:rsid="00374970" style:font-size-asian="8.75pt" style:font-size-complex="10pt"/>
    </style:style>
    <style:style style:name="T27" style:family="text">
      <style:text-properties fo:font-size="10pt" officeooo:rsid="003e0d90" style:font-size-asian="8.75pt" style:font-size-complex="10pt"/>
    </style:style>
    <style:style style:name="T28" style:family="text">
      <style:text-properties fo:font-size="10pt" officeooo:rsid="003c6358" style:font-size-asian="8.75pt" style:font-size-complex="10pt"/>
    </style:style>
    <style:style style:name="T29" style:family="text">
      <style:text-properties fo:font-size="10pt" officeooo:rsid="00416ab8" style:font-size-asian="8.75pt" style:font-size-complex="10pt"/>
    </style:style>
    <style:style style:name="T30" style:family="text">
      <style:text-properties officeooo:rsid="002074cd"/>
    </style:style>
    <style:style style:name="T31" style:family="text">
      <style:text-properties officeooo:rsid="00223015"/>
    </style:style>
    <style:style style:name="T32" style:family="text">
      <style:text-properties officeooo:rsid="0013a1c1"/>
    </style:style>
    <style:style style:name="T33" style:family="text">
      <style:text-properties officeooo:rsid="0010b9c6"/>
    </style:style>
    <style:style style:name="T34" style:family="text">
      <style:text-properties officeooo:rsid="0018e4c5"/>
    </style:style>
    <style:style style:name="T35" style:family="text">
      <style:text-properties officeooo:rsid="002861b2"/>
    </style:style>
    <style:style style:name="T36" style:family="text">
      <style:text-properties officeooo:rsid="002a5f09"/>
    </style:style>
    <style:style style:name="T37" style:family="text">
      <style:text-properties officeooo:rsid="002acee1"/>
    </style:style>
    <style:style style:name="T38" style:family="text">
      <style:text-properties officeooo:rsid="002c8c11"/>
    </style:style>
    <style:style style:name="T39" style:family="text">
      <style:text-properties officeooo:rsid="002d02b4"/>
    </style:style>
    <style:style style:name="T40" style:family="text">
      <style:text-properties officeooo:rsid="00305730"/>
    </style:style>
    <style:style style:name="T41" style:family="text">
      <style:text-properties officeooo:rsid="0030b26d"/>
    </style:style>
    <style:style style:name="T42" style:family="text">
      <style:text-properties officeooo:rsid="00313a3e"/>
    </style:style>
    <style:style style:name="T43" style:family="text">
      <style:text-properties officeooo:rsid="0032e62d"/>
    </style:style>
    <style:style style:name="T44" style:family="text">
      <style:text-properties officeooo:rsid="00338221"/>
    </style:style>
    <style:style style:name="T45" style:family="text">
      <style:text-properties officeooo:rsid="00350095"/>
    </style:style>
    <style:style style:name="T46" style:family="text">
      <style:text-properties officeooo:rsid="0036d909"/>
    </style:style>
    <style:style style:name="T47" style:family="text">
      <style:text-properties officeooo:rsid="00374970"/>
    </style:style>
    <style:style style:name="T48" style:family="text">
      <style:text-properties officeooo:rsid="0038dae2"/>
    </style:style>
    <style:style style:name="T49" style:family="text">
      <style:text-properties fo:color="#000080" fo:font-size="10pt" fo:language="zxx" fo:country="none" style:text-underline-style="solid" style:text-underline-width="auto" style:text-underline-color="font-color" officeooo:rsid="0038dae2" style:font-size-asian="8.75pt" style:language-asian="zxx" style:country-asian="none" style:font-size-complex="10pt" style:language-complex="zxx" style:country-complex="none"/>
    </style:style>
    <style:style style:name="T50" style:family="text">
      <style:text-properties officeooo:rsid="003aa4e8"/>
    </style:style>
    <style:style style:name="T51" style:family="text">
      <style:text-properties officeooo:rsid="003fb138"/>
    </style:style>
    <style:style style:name="T52" style:family="text">
      <style:text-properties officeooo:rsid="00416ab8"/>
    </style:style>
    <style:style style:name="T53" style:family="text">
      <style:text-properties officeooo:rsid="0047494b"/>
    </style:style>
    <style:style style:name="T54" style:family="text">
      <style:text-properties officeooo:rsid="0048c14a"/>
    </style:style>
    <style:style style:name="T55" style:family="text">
      <style:text-properties officeooo:rsid="004a9095"/>
    </style:style>
    <style:style style:name="T56" style:family="text">
      <style:text-properties officeooo:rsid="004bd981"/>
    </style:style>
    <style:style style:name="T57" style:family="text">
      <style:text-properties officeooo:rsid="004c0d9e"/>
    </style:style>
    <style:style style:name="T58" style:family="text">
      <style:text-properties style:text-line-through-style="none" style:text-line-through-type="none"/>
    </style:style>
    <style:style style:name="T59" style:family="text">
      <style:text-properties style:text-line-through-style="none" style:text-line-through-type="none" officeooo:rsid="004f162c"/>
    </style:style>
    <style:style style:name="T60" style:family="text">
      <style:text-properties style:text-line-through-style="none" style:text-line-through-type="none" fo:font-size="10pt" style:font-size-asian="8.75pt" style:font-size-complex="10pt"/>
    </style:style>
    <style:style style:name="T61" style:family="text">
      <style:text-properties style:text-line-through-style="none" style:text-line-through-type="none" fo:font-size="10pt" officeooo:rsid="004f162c" style:font-size-asian="8.75pt" style:font-size-complex="10pt"/>
    </style:style>
    <style:style style:name="T62" style:family="text">
      <style:text-properties style:text-line-through-style="none" style:text-line-through-type="none" fo:font-size="10pt" officeooo:rsid="004a9095" style:font-size-asian="8.75pt" style:font-size-complex="10pt"/>
    </style:style>
    <style:style style:name="T63" style:family="text">
      <style:text-properties style:text-line-through-style="none" style:text-line-through-type="none" fo:font-size="10pt" officeooo:rsid="00305730" style:font-size-asian="8.75pt" style:font-size-complex="10pt"/>
    </style:style>
    <style:style style:name="T64" style:family="text">
      <style:text-properties style:text-line-through-style="none" style:text-line-through-type="none" fo:font-size="10pt" officeooo:rsid="002861b2" style:font-size-asian="8.75pt" style:font-size-complex="10pt"/>
    </style:style>
    <style:style style:name="T65" style:family="text">
      <style:text-properties style:text-line-through-style="none" style:text-line-through-type="none" fo:font-size="10pt" officeooo:rsid="0018e4c5" style:font-size-asian="8.75pt" style:font-size-complex="10pt"/>
    </style:style>
    <style:style style:name="T66" style:family="text">
      <style:text-properties style:text-line-through-style="none" style:text-line-through-type="none" fo:font-size="10pt" officeooo:rsid="00536849" style:font-size-asian="8.75pt" style:font-size-complex="10pt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########################### INSTALAÇÃO DE DOCKER ###########################</text:p>
      <text:p text:style-name="P10"><text:a xlink:type="simple" xlink:href="https://www.docker.com/" text:style-name="Internet_20_link" text:visited-style-name="Visited_20_Internet_20_Link"><text:span text:style-name="Source_20_Text"><text:span text:style-name="T1">https://www.docker.com/</text:span></text:span></text:a></text:p>
      <text:p text:style-name="P10"><text:a xlink:type="simple" xlink:href="https://hub.docker.com/search?type=image" text:style-name="Internet_20_link" text:visited-style-name="Visited_20_Internet_20_Link"><text:span text:style-name="Source_20_Text"><text:span text:style-name="T4">https://hub.docker.com/search?type=image</text:span></text:span></text:a></text:p>
      <text:p text:style-name="P10"><text:span text:style-name="Source_20_Text"><text:span text:style-name="T4">https://docs.docker.com/compose/compose-file/compose-versioning/</text:span></text:span></text:p>
      <text:p text:style-name="P20"><text:a xlink:type="simple" xlink:href="https://www.edivaldobrito.com.br/docker-no-ubuntu/" text:style-name="Internet_20_link" text:visited-style-name="Visited_20_Internet_20_Link">https://www.edivaldobrito.com.br/docker-no-ubuntu/</text:a></text:p>
      <text:p text:style-name="P20">https://dev.to/ingresse/docker-e-docker-compose-um-guia-para-iniciantes-48k8</text:p>
      <text:p text:style-name="P20">https://www.youtube.com/watch?v=HbSlaBZ6pGM&amp;list=PLRAhlWJyNkzmir6GTG-QBXw0-K23Zgwyy&amp;index=4</text:p>
      <text:p text:style-name="P20"/>
      <text:p text:style-name="P16"><text:span text:style-name="T17">1- </text:span><text:span text:style-name="T18">A</text:span><text:span text:style-name="Source_20_Text"><text:span text:style-name="T16">tualizar o sistema;</text:span></text:span></text:p>
      <text:p text:style-name="P1"><text:span text:style-name="Source_20_Text"><text:span text:style-name="T15">sudo apt update &amp;&amp; sudo apt upgrade</text:span></text:span></text:p>
      <text:p text:style-name="P14"/>
      <text:p text:style-name="P16"><text:span text:style-name="T17">2- </text:span><text:span text:style-name="Source_20_Text"><text:span text:style-name="T16">Instale alguns pacotes necessários à instalação do Docker:</text:span></text:span></text:p>
      <text:p text:style-name="P1"><text:span text:style-name="Source_20_Text"><text:span text:style-name="T15">sudo apt-get install apt-transport-https ca-certificates curl gnupg software-properties-common</text:span></text:span></text:p>
      <text:p text:style-name="P15"/>
      <text:p text:style-name="P11"><text:span text:style-name="T2">3- </text:span><text:span text:style-name="T3">A</text:span><text:span text:style-name="Source_20_Text"><text:span text:style-name="T1">dicione a chave GPG do repositório do Docker. Isso serve para adicionar ainda mais segurança aos pacotes que serão baixados:</text:span></text:span></text:p>
      <text:p text:style-name="P2"><text:span text:style-name="Source_20_Text"><text:span text:style-name="T6">curl -fsSL https://download.docker.com/linux/ubuntu/gpg | sudo apt-key add -</text:span></text:span></text:p>
      <text:p text:style-name="P17"/>
      <text:p text:style-name="P29"><text:span text:style-name="T5">4- </text:span><text:span text:style-name="Source_20_Text"><text:span text:style-name="T8">A</text:span></text:span><text:span text:style-name="Source_20_Text"><text:span text:style-name="T7">dicionar o repositório do Docker:</text:span></text:span></text:p>
      <text:p text:style-name="P3"><text:span text:style-name="Source_20_Text"><text:span text:style-name="T7">sudo add-apt-repository "deb [arch=amd64] https://download.docker.com/linux/ubuntu $(lsb_release -cs) stable"</text:span></text:span></text:p>
      <text:p text:style-name="P3"><text:span text:style-name="Source_20_Text"><text:span text:style-name="T9"/></text:span></text:p>
      <text:p text:style-name="P4"><text:span text:style-name="Source_20_Text"><text:span text:style-name="T10">5- Instalar o Docker:</text:span></text:span></text:p>
      <text:p text:style-name="P4"><text:span text:style-name="Source_20_Text"><text:span text:style-name="T10">sudo apt install docker-ce</text:span></text:span></text:p>
      <text:p text:style-name="P4"><text:span text:style-name="Source_20_Text"><text:span text:style-name="T10"/></text:span></text:p>
      <text:p text:style-name="P5"><text:span text:style-name="Source_20_Text"><text:span text:style-name="T11">6- </text:span></text:span><text:span text:style-name="Source_20_Text"><text:span text:style-name="T10">No final da instalação, para ter o serviço endo executado na inicialização do sistema</text:span></text:span><text:span text:style-name="Source_20_Text"><text:span text:style-name="T11">:</text:span></text:span></text:p>
      <text:p text:style-name="P5"><text:span text:style-name="Source_20_Text"><text:span text:style-name="T10">sudo systemctl enable docker</text:span></text:span></text:p>
      <text:p text:style-name="P5"><text:span text:style-name="Source_20_Text"><text:span text:style-name="T10">sudo systemctl start docker</text:span></text:span></text:p>
      <text:p text:style-name="P5"><text:span text:style-name="Source_20_Text"><text:span text:style-name="T10"/></text:span></text:p>
      <text:p text:style-name="P5"><text:span text:style-name="Source_20_Text"><text:span text:style-name="T11">7- </text:span></text:span><text:span text:style-name="Source_20_Text"><text:span text:style-name="T10">Para garantir que o Docker esteja totalmente funcional, é uma boa ideia verificar o status do serviço</text:span></text:span><text:span text:style-name="Source_20_Text"><text:span text:style-name="T11">:</text:span></text:span></text:p>
      <text:p text:style-name="P5"><text:span text:style-name="Source_20_Text"><text:span text:style-name="T10">sudo systemctl status docker</text:span></text:span></text:p>
      <text:p text:style-name="P5"><text:span text:style-name="Source_20_Text"><text:span text:style-name="T11"/></text:span></text:p>
      <text:p text:style-name="P5"><text:span text:style-name="Source_20_Text"><text:span text:style-name="T11">8- Para ver a versão do docker:</text:span></text:span></text:p>
      <text:p text:style-name="P5"><text:span text:style-name="Source_20_Text"><text:span text:style-name="T10">docker -v</text:span></text:span></text:p>
      <text:p text:style-name="P5"><text:span text:style-name="Source_20_Text"><text:span text:style-name="T10"/></text:span></text:p>
      <text:p text:style-name="P6"><text:span text:style-name="Source_20_Text"><text:span text:style-name="T12">9- Testar docker:</text:span></text:span></text:p>
      <text:p text:style-name="P6"><text:span text:style-name="Source_20_Text"><text:span text:style-name="T12">sudo docker run hello-world</text:span></text:span></text:p>
      <text:p text:style-name="P6"><text:span text:style-name="Source_20_Text"><text:span text:style-name="T12"/></text:span></text:p>
      <text:p text:style-name="P7"><text:span text:style-name="Source_20_Text"><text:span text:style-name="T13">10- Dar permissoes de uso a</text:span></text:span><text:span text:style-name="Source_20_Text"><text:span text:style-name="T14">o docker</text:span></text:span><text:span text:style-name="Source_20_Text"><text:span text:style-name="T13">:</text:span></text:span></text:p>
      <text:p text:style-name="P9">sudo groupadd</text:p>
      <text:p text:style-name="P7"><text:span text:style-name="Source_20_Text"><text:span text:style-name="T13">sudo usermod -aG docker $USER</text:span></text:span></text:p>
      <text:p text:style-name="P8"><text:span text:style-name="Source_20_Text"><text:span text:style-name="T14">newgrp docker</text:span></text:span></text:p>
      <text:p text:style-name="P18"/>
      <text:p text:style-name="P21">## Imagens de docker <text:span text:style-name="T30">no computador</text:span></text:p>
      <text:p text:style-name="P22">docker images | head</text:p>
      <text:p text:style-name="P22"/>
      <text:p text:style-name="P22">## Verificar dockers ativos</text:p>
      <text:p text:style-name="P22">sudo docker ps -<text:span text:style-name="T31">a</text:span></text:p>
      <text:p text:style-name="P22"/>
      <text:p text:style-name="P23">## Parar um container</text:p>
      <text:p text:style-name="P23">docker stop ‘numero_container_ativo’</text:p>
      <text:p text:style-name="P23"/>
      <text:p text:style-name="P24">## Apagar uma imagem</text:p>
      <text:p text:style-name="P24">docker rmi IMAGE_ID --force</text:p>
      <text:p text:style-name="P21"/>
      <text:p text:style-name="P21">=&gt; mysql</text:p>
      <text:p text:style-name="P30"><text:span text:style-name="T20">docker </text:span><text:span text:style-name="T21">run</text:span><text:span text:style-name="T20"> mysql:8.0.28</text:span></text:p>
      <text:p text:style-name="P21"/>
      <text:p text:style-name="P21"/>
      <text:p text:style-name="P12"><text:span text:style-name="T22">######################## </text:span><text:span text:style-name="T23">INSTALAÇÃO</text:span><text:span text:style-name="T22"> DOCKER </text:span><text:span text:style-name="T23">COMPOSER </text:span><text:span text:style-name="T22">########################</text:span></text:p>
      <text:p text:style-name="P19">sudo apt install docker-compose</text:p>
      <text:p text:style-name="P21"/>
      <text:p text:style-name="P13"><text:soft-page-break/><text:span text:style-name="T24">##</text:span><text:span text:style-name="T22">###########################</text:span><text:span text:style-name="T24">#############</text:span><text:span text:style-name="T22"> </text:span><text:span text:style-name="T24">CONCEITOS</text:span><text:span text:style-name="T22"> </text:span><text:span text:style-name="T24">#############</text:span><text:span text:style-name="T22">###########################</text:span><text:span text:style-name="T24">##</text:span></text:p>
      <text:p text:style-name="P25"/>
      <text:p text:style-name="P31">Container image <text:tab/>=&gt; pacote com as dependências da aplicação</text:p>
      <text:p text:style-name="P31">Dockerfile<text:tab/><text:tab/>=&gt; arquivo de texto que contem as instruções da image<text:span text:style-name="T33">m</text:span></text:p>
      <text:p text:style-name="P31">Build<text:tab/><text:tab/><text:tab/>=&gt; <text:span text:style-name="T33">ação que cria uma imagem a a partir do Dockerfile</text:span></text:p>
      <text:p text:style-name="P32">Container<text:tab/><text:tab/>=&gt; é uma instancia da imagem que representa a execução da aplicação</text:p>
      <text:p text:style-name="P32">Volumes<text:tab/><text:tab/>=&gt; permite que o container armazene os dados em disco para não perder os</text:p>
      <text:p text:style-name="P32"><text:tab/><text:tab/><text:tab/><text:tab/>dados do container</text:p>
      <text:p text:style-name="P32">Tag<text:tab/><text:tab/><text:tab/>=&gt; Ajuda no versionamento das imagens</text:p>
      <text:p text:style-name="P32">Multi-stage Build<text:tab/>=&gt; Multi estágios de build</text:p>
      <text:p text:style-name="P32">Repository<text:tab/><text:tab/>=&gt; Local que contem as imagens</text:p>
      <text:p text:style-name="P32">Registry<text:tab/><text:tab/>=&gt; É um serviço que prove o acesso do docker ao repositório</text:p>
      <text:p text:style-name="P32">Docker Hub<text:tab/><text:tab/>=&gt; Repositório de imagens</text:p>
      <text:p text:style-name="P28">Compose<text:tab/><text:tab/>=&gt; <text:span text:style-name="T32">ferramenta que utiliza uma meta data para criar múltiplos contêineres com <text:tab/><text:tab/><text:tab/><text:tab/>simples comandos</text:span></text:p>
      <text:p text:style-name="P26"/>
      <text:p text:style-name="P26"/>
      <text:p text:style-name="P27"><text:span text:style-name="T40">#</text:span><text:span text:style-name="T35">#######</text:span><text:span text:style-name="T34">###########################</text:span><text:span text:style-name="T40">###</text:span><text:span text:style-name="T34"> </text:span><text:span text:style-name="T40">COMANDOS</text:span><text:span text:style-name="T34"> DOCKER ##########################</text:span><text:span text:style-name="T35">#######</text:span><text:span text:style-name="T40">####</text:span></text:p>
      <text:p text:style-name="P27"/>
      <text:p text:style-name="P33">Principais <text:span text:style-name="T36">c</text:span>omandos: <text:tab/>docker </text:p>
      <text:p text:style-name="P33"><text:tab/><text:tab/><text:tab/><text:tab/>→ <text:span text:style-name="T36">r</text:span>un <text:s/><text:tab/><text:tab/>=&gt; criar o container</text:p>
      <text:p text:style-name="P33"><text:tab/><text:tab/><text:tab/><text:tab/>→ <text:span text:style-name="T36">p</text:span>s<text:tab/><text:tab/>=&gt; lista os containers</text:p>
      <text:p text:style-name="P33"><text:tab/><text:tab/><text:tab/><text:tab/>→ <text:span text:style-name="T36">i</text:span>nfo<text:tab/><text:tab/>=&gt; informações do docker</text:p>
      <text:p text:style-name="P33"><text:tab/><text:tab/><text:tab/><text:tab/>→ <text:span text:style-name="T36">i</text:span>mages<text:tab/>=&gt; <text:span text:style-name="T36">i</text:span>magens utilizadas para criar os containers</text:p>
      <text:p text:style-name="P33"><text:tab/><text:tab/><text:tab/><text:tab/>→ <text:span text:style-name="T36">e</text:span>xec<text:tab/><text:tab/>=&gt; <text:span text:style-name="T36">e</text:span>xecutar outro binario do container</text:p>
      <text:p text:style-name="P33"><text:tab/><text:tab/><text:tab/><text:tab/>→ <text:span text:style-name="T36">s</text:span>top/start<text:tab/>=&gt; <text:span text:style-name="T36">i</text:span>niciar parar os containers</text:p>
      <text:p text:style-name="P33"><text:tab/><text:tab/><text:tab/><text:tab/>→ <text:span text:style-name="T36">l</text:span>ogs<text:tab/><text:tab/>=&gt; <text:span text:style-name="T36">l</text:span>istar os outputs e logs do container</text:p>
      <text:p text:style-name="P33"><text:tab/><text:tab/><text:tab/><text:tab/>→<text:span text:style-name="T36"> inspect<text:tab/>=&gt; listar </text:span><text:span text:style-name="T39">os volumes montados</text:span><text:span text:style-name="T36"> </text:span><text:span text:style-name="T39">n</text:span><text:span text:style-name="T36">o container</text:span></text:p>
      <text:p text:style-name="P33"><text:tab/><text:tab/><text:tab/><text:tab/>→<text:span text:style-name="T36"> pull<text:tab/><text:tab/>=&gt; baixar as imagens do repositorio publico ou privado</text:span></text:p>
      <text:p text:style-name="P33"><text:tab/><text:tab/><text:tab/><text:tab/>→<text:span text:style-name="T36"> commit<text:tab/>=&gt; commitar modificações nos containers</text:span></text:p>
      <text:p text:style-name="P33"><text:tab/><text:tab/><text:tab/><text:tab/>→<text:span text:style-name="T36"> tag<text:tab/><text:tab/>=&gt; versionamento</text:span></text:p>
      <text:p text:style-name="P33"><text:tab/><text:tab/><text:tab/><text:tab/>→<text:span text:style-name="T36"> login/logout<text:tab/>=&gt; logar no repositorio privado ou publico</text:span></text:p>
      <text:p text:style-name="P33"><text:tab/><text:tab/><text:tab/><text:tab/>→<text:span text:style-name="T36"> push<text:tab/><text:tab/>=&gt; após buid de imagem compartilhar norepositório</text:span></text:p>
      <text:p text:style-name="P33"><text:tab/><text:tab/><text:tab/><text:tab/>→<text:span text:style-name="T36"> search<text:tab/>=&gt; procurar uma imagem</text:span></text:p>
      <text:p text:style-name="P33"><text:tab/><text:tab/><text:tab/><text:tab/>→<text:span text:style-name="T36"> rm<text:tab/><text:tab/>=&gt; remover um container</text:span></text:p>
      <text:p text:style-name="P33"><text:tab/><text:tab/><text:tab/><text:tab/>→<text:span text:style-name="T36"> rmi<text:tab/><text:tab/>=&gt; remover uma imagem</text:span></text:p>
      <text:p text:style-name="P33"><text:tab/><text:tab/><text:tab/><text:tab/>→<text:span text:style-name="T36"> export/import =&gt; exportar/importar container “</text:span><text:span text:style-name="T37">merge” (mescla/fusão de </text:span><text:span text:style-name="T38">todas as <text:tab/><text:tab/><text:tab/><text:tab/><text:tab/><text:tab/><text:tab/>camadas em uma única camada</text:span><text:span text:style-name="T37">)</text:span></text:p>
      <text:p text:style-name="P33"><text:tab/><text:tab/><text:tab/><text:tab/>→<text:span text:style-name="T36"> save/load<text:tab/>=&gt; salvar uma imagem de docker em formato de texto</text:span></text:p>
      <text:p text:style-name="P33"/>
      <text:p text:style-name="P34">Pre requisito docker windows =&gt; suporte virtualização</text:p>
      <text:p text:style-name="P34">Parametro docker run expoe porta container internet = --publish ou -p</text:p>
      <text:p text:style-name="P34">arquivos constantemente modificados acionamos nodokerfile na última linha possível</text:p>
      <text:p text:style-name="P34">Onde docker e executado no windows = maquina virtualiza</text:p>
      <text:p text:style-name="P34"/>
      <text:p text:style-name="P34"/>
      <text:p text:style-name="P36"><text:span text:style-name="T40">#</text:span><text:span text:style-name="T35">#######</text:span><text:span text:style-name="T34">###########################</text:span><text:span text:style-name="T40">#####</text:span><text:span text:style-name="T34"> </text:span><text:span text:style-name="T40">REDES</text:span><text:span text:style-name="T34"> DOCKER ##########################</text:span><text:span text:style-name="T35">#######</text:span><text:span text:style-name="T40">#######</text:span></text:p>
      <text:p text:style-name="P36"/>
      <text:p text:style-name="P39">## Tipos de rede<text:tab/><text:tab/>→ bridge: é a rede default, utilizada para comunicação entre containers</text:p>
      <text:p text:style-name="P39"><text:tab/><text:tab/><text:tab/>→ <text:s/>host: remove o isolamento <text:span text:style-name="T41">da rede, o container responde diretamente pela placa do host</text:span></text:p>
      <text:p text:style-name="P39"><text:tab/><text:tab/><text:tab/>→<text:span text:style-name="T41"> overlay: permite a comunicação entre containers de hosts diferentes</text:span></text:p>
      <text:p text:style-name="P39"><text:tab/><text:tab/><text:tab/>→<text:span text:style-name="T41"> macvlan: permite atribuir um endereço MAC ao container tornando ele visível como <text:tab/><text:tab/><text:tab/><text:tab/><text:tab/>dispositivo físico na rede</text:span></text:p>
      <text:p text:style-name="P39"><text:tab/><text:tab/><text:tab/>→<text:span text:style-name="T41"> none: sem rede</text:span></text:p>
      <text:p text:style-name="P39"/>
      <text:p text:style-name="P40">## Como funciona<text:tab/>→ bridge: se comunicam entre si<text:span text:style-name="T42">(com IPs diferentes)</text:span> e possui acesso externo mas não entre <text:tab/><text:tab/><text:tab/><text:tab/>outras redes internas <text:span text:style-name="T42">com ranges de IPs diferentes</text:span></text:p>
      <text:p text:style-name="P40"><text:tab/><text:tab/><text:tab/>→ host: <text:span text:style-name="T42">os containers recebem o mesmo IP do servidor físico</text:span></text:p>
      <text:p text:style-name="P40"><text:tab/><text:tab/><text:tab/>→ overlay: <text:span text:style-name="T43">docker em cluster swarm() para melhorara a escalabilidade dos hosts</text:span><text:span text:style-name="T44">(qualquer <text:tab/><text:tab/><text:tab/><text:tab/>dispositivo em uma rede que possui IP e nome)</text:span></text:p>
      <text:p text:style-name="P40"><text:soft-page-break/><text:tab/><text:tab/><text:tab/>→ macvlan:</text:p>
      <text:p text:style-name="P40"/>
      <text:p text:style-name="P41">=&gt; docker network ls → mostra a tipo de rede de cada container</text:p>
      <text:p text:style-name="P41"/>
      <text:p text:style-name="P41">## Criar a rede <text:span text:style-name="T47">modo bridge</text:span></text:p>
      <text:p text:style-name="P41">docker network create -d bridge nomeRede</text:p>
      <text:p text:style-name="P41"/>
      <text:p text:style-name="P41">## Criar um container na rede criada anteriormente</text:p>
      <text:p text:style-name="P41">docker run -d –net nomeRede – name <text:span text:style-name="T46">nomeContainer nomeImagem</text:span></text:p>
      <text:p text:style-name="P41"/>
      <text:p text:style-name="P43">## <text:span text:style-name="T48">S</text:span>egundo container:</text:p>
      <text:p text:style-name="P62"><text:span text:style-name="T26">docker run -d –env “</text:span><text:a xlink:type="simple" xlink:href="db:db" text:style-name="Internet_20_link" text:visited-style-name="Visited_20_Internet_20_Link"><text:span text:style-name="T26">DB</text:span></text:a><text:span text:style-name="T29">=</text:span><text:span text:style-name="T25">nomeContainer”</text:span><text:span text:style-name="T26"> –net nomeRede –name </text:span><text:span text:style-name="T25">nomeContainer2</text:span><text:span text:style-name="T26"> -p 8000:5000</text:span></text:p>
      <text:p text:style-name="P43">(-d =&gt; demo)</text:p>
      <text:p text:style-name="P43">(-env =&gt; variavel de ambiente)</text:p>
      <text:p text:style-name="P43"/>
      <text:p text:style-name="P44"><text:span text:style-name="T45">## Criar a rede </text:span>modo <text:span text:style-name="T48">host</text:span></text:p>
      <text:p text:style-name="P44"><text:s/><text:span text:style-name="T48">docker run -d –net host –name nomeContainer nomeImagem</text:span></text:p>
      <text:p text:style-name="P44"/>
      <text:p text:style-name="P45">## Segundo container</text:p>
      <text:p text:style-name="P61"><text:span text:style-name="T25">docker run -d –env “</text:span><text:a xlink:type="simple" xlink:href="db:nomeContainer" text:style-name="Internet_20_link" text:visited-style-name="Visited_20_Internet_20_Link"><text:span text:style-name="T25">DB</text:span></text:a><text:a xlink:type="simple" xlink:href="db:nomeContainer" text:style-name="Internet_20_link" text:visited-style-name="Visited_20_Internet_20_Link"><text:span text:style-name="T29">=</text:span></text:a><text:a xlink:type="simple" xlink:href="db:nomeContainer" text:style-name="Internet_20_link" text:visited-style-name="Visited_20_Internet_20_Link"><text:span text:style-name="T49">l</text:span></text:a><text:span text:style-name="T49">ocalhost</text:span><text:span text:style-name="T25">” –net host nomeConteiner2 </text:span><text:span text:style-name="T27">nomeImagem</text:span></text:p>
      <text:p text:style-name="P61"><text:span text:style-name="T25"/></text:p>
      <text:p text:style-name="P66"><text:span text:style-name="T25">#</text:span><text:span text:style-name="T19"># Para verificar as portas em uso</text:span></text:p>
      <text:p text:style-name="P66"><text:span text:style-name="T19">netstat -nltp</text:span></text:p>
      <text:p text:style-name="P66"><text:span text:style-name="T19"/></text:p>
      <text:p text:style-name="P42">## Criar a rede <text:span text:style-name="T47">modo </text:span><text:span text:style-name="T50">overlay</text:span><text:span text:style-name="T51">(necessario configurar um cluster de swarm)</text:span></text:p>
      <text:p text:style-name="P49">## Fazer uma das máquinas ser a principal da rede</text:p>
      <text:p text:style-name="P49">docker swarm init –advertise-addr ip_number</text:p>
      <text:p text:style-name="P49">## Sera gerado um comando com uma chave que deve ser colado em todos os containers que fazem parte do cluster <text:tab/>swarm</text:p>
      <text:p text:style-name="P63"><text:span text:style-name="T28">docker network create -d </text:span><text:span text:style-name="T29">overlay</text:span><text:span text:style-name="T28"> nomeContainer</text:span></text:p>
      <text:p text:style-name="P46"/>
      <text:p text:style-name="P47">## <text:span text:style-name="T45">Criar um container na rede criada anteriormente</text:span></text:p>
      <text:p text:style-name="P63"><text:span text:style-name="T28">docker </text:span><text:span text:style-name="T29">service</text:span><text:span text:style-name="T28"> create --</text:span><text:span text:style-name="T29">network</text:span><text:span text:style-name="T28"> nome</text:span><text:span text:style-name="T29">Rede</text:span><text:span text:style-name="T28"> –</text:span><text:span text:style-name="T29">name nomeContainer nomeImagem</text:span></text:p>
      <text:p text:style-name="P46"/>
      <text:p text:style-name="P48">## Segundo container</text:p>
      <text:p text:style-name="P48">docker network <text:span text:style-name="T52">create</text:span> –net<text:span text:style-name="T52">work</text:span> nomeRede –name nomeContainer2 -<text:span text:style-name="T52">p 8000:5000 -e “DB=nomeContainer” –name web nomeImagem</text:span></text:p>
      <text:p text:style-name="P48"/>
      <text:p text:style-name="P50">## Para escalonar, no servidor principal</text:p>
      <text:p text:style-name="P50">docker service scale nomeContainer=nXscalar[1, 2, 3, X]</text:p>
      <text:p text:style-name="P50"/>
      <text:p text:style-name="P50"/>
      <text:p text:style-name="P51">ingressa node cluster swarm =&gt; docker swarm join…</text:p>
      <text:p text:style-name="P51">containers se comunicam modo host→ localhost</text:p>
      <text:p text:style-name="P51">2 containers <text:s/>se comuniquem → criar rede</text:p>
      <text:p text:style-name="P51">2 containers <text:span text:style-name="T54">em hosts </text:span>diferentes se comuniquem → cluster swarm</text:p>
      <text:p text:style-name="P51">aumenta replicas swarm -. docker service scale <text:span text:style-name="T53">&lt;service_name&gt;=&lt;&gt;int</text:span></text:p>
      <text:p text:style-name="P51">criar container ambiente swarm →docker service create</text:p>
      <text:p text:style-name="P51">rede default container → bridge</text:p>
      <text:p text:style-name="P52">comando criar rede bridge =&gt; docker network create -d bridge redeBridge</text:p>
      <text:p text:style-name="P52"/>
      <text:p text:style-name="P51"/>
      <text:p text:style-name="P37"><text:span text:style-name="T55">##</text:span><text:span text:style-name="T40">#</text:span><text:span text:style-name="T35">#######</text:span><text:span text:style-name="T34">########################</text:span><text:span text:style-name="T40"> </text:span><text:span text:style-name="T55">ARMAZENAMENTO</text:span><text:span text:style-name="T34"> DOCKER ##########################</text:span><text:span text:style-name="T35">#######</text:span></text:p>
      <text:p text:style-name="P51"/>
      <text:p text:style-name="P53">## Tipos de Armazenamento</text:p>
      <text:p text:style-name="P53"/>
      <text:p text:style-name="P53"><text:tab/>=&gt; Volume → é um disco virtual, assim o host não necessita de uma estrutura de arquivos <text:span text:style-name="T56">mais utilizado em ambientes replicados e redistribuidos</text:span></text:p>
      <text:p text:style-name="P53"><text:tab/><text:span text:style-name="T56">=&gt; Bind Mounts → mais simples onde mapeamos um arquivo ou pasta do host para um arquivo pasta do container. A pasta já deve existir no host para mapear pelo container</text:span></text:p>
      <text:p text:style-name="P53"><text:tab/><text:span text:style-name="T56">=&gt; Se o container for reiniciado as informações são persistidas em disco em “Volume e Bind Mounts”</text:span></text:p>
      <text:p text:style-name="P53"><text:tab/><text:span text:style-name="T56">=&gt; tmpfs Mounts (temporary file system) → os arquivos são deletados se reiniciar o container</text:span></text:p>
      <text:p text:style-name="P51"/>
      <text:p text:style-name="P54"><text:soft-page-break/>=&gt; Tipo volume:</text:p>
      <text:p text:style-name="P54">docker volume create nomeVolume</text:p>
      <text:p text:style-name="P54">docker volume inspect nomeVolume → informações do volume</text:p>
      <text:p text:style-name="P54">docker run -d -p 80:80 –name container=volume –mount source=nomeVolume, target=/usr/sh<text:span text:style-name="T57">are/nginx</text:span></text:p>
      <text:p text:style-name="P54"/>
      <text:p text:style-name="P55">=&gt; Tipo Bind Mounts:</text:p>
      <text:p text:style-name="P55">mkdir /html</text:p>
      <text:p text:style-name="P55">docker run -d –name container-bind -p 80:80 /<text:span text:style-name="T67">html:/</text:span><text:span text:style-name="T68">usr/share/nginx/html nginx</text:span></text:p>
      <text:p text:style-name="P55"/>
      <text:p text:style-name="P55">=&gt; Tipo tmpfs Mounts:</text:p>
      <text:p text:style-name="P56">docker run -<text:span text:style-name="T58">d –name container-tmpfs –mount type=tmpfs, destination=/cache, tmpfs-size=100000 buzybox sleep 3600</text:span></text:p>
      <text:p text:style-name="P56"><text:span text:style-name="T58"/></text:p>
      <text:p text:style-name="P57"><text:span text:style-name="T58">Ao utilizar bind, se não criar um diretorio= a pasta sera criada automaticamente</text:span></text:p>
      <text:p text:style-name="P57"><text:span text:style-name="T58"/></text:p>
      <text:p text:style-name="P64"><text:span text:style-name="T61">######</text:span><text:span text:style-name="T62">##</text:span><text:span text:style-name="T63">#</text:span><text:span text:style-name="T64">#######</text:span><text:span text:style-name="T65">#######################</text:span><text:span text:style-name="T63"> </text:span><text:span text:style-name="T66">LIMITES</text:span><text:span text:style-name="T65"> DOCKER ##########################</text:span><text:span text:style-name="T64">#######</text:span><text:span text:style-name="T61">######</text:span></text:p>
      <text:p text:style-name="P38"><text:span text:style-name="T59"/></text:p>
      <text:p text:style-name="P58"><text:span text:style-name="T59">=</text:span><text:span text:style-name="T58">&gt; Limite → limitar utilização de memoria e CPU com comandos no docker</text:span></text:p>
      <text:p text:style-name="P59"><text:span text:style-name="T58">docker run –memory 10m(qtd de memoria) nomeImagem sleep 3600</text:span></text:p>
      <text:p text:style-name="P60"><text:span text:style-name="T58">docker run –cpus=”.5”(50%)</text:span></text:p>
      <text:p text:style-name="P60"><text:span text:style-name="T58"/></text:p>
      <text:p text:style-name="P65"><text:span text:style-name="T61">######</text:span><text:span text:style-name="T62">##</text:span><text:span text:style-name="T63">#</text:span><text:span text:style-name="T64">#######</text:span><text:span text:style-name="T65">#######################</text:span><text:span text:style-name="T63"> </text:span><text:span text:style-name="T66">PROJETO</text:span><text:span text:style-name="T65"> DOCKER ##########################</text:span><text:span text:style-name="T64">#######</text:span><text:span text:style-name="T61">######</text:span></text:p>
      <text:p text:style-name="P65"><text:span text:style-name="T61"/></text:p>
      <text:p text:style-name="P67"><text:span text:style-name="T61">d</text:span><text:span text:style-name="T60">ocker-compose-yaml</text:span></text:p>
      <text:p text:style-name="P67"><text:span text:style-name="T60"/></text:p>
      <text:p text:style-name="P67"><text:span text:style-name="T60"/></text:p>
      <text:p text:style-name="P67"><text:span text:style-name="T60">Dockerfile</text:span></text:p>
      <text:p text:style-name="P67"><text:span text:style-name="T60"/></text:p>
      <text:p text:style-name="P68"><text:span text:style-name="T60">docker-compose up -d=&gt; lê o arquivo docker compose para criar os contêineres necessários</text:span></text:p>
      <text:p text:style-name="P69"><text:span text:style-name="T60">docker-compose up –build -d =&gt;caso a aplicação seja modificada</text:span></text:p>
      <text:p text:style-name="P70"><text:span text:style-name="T60">docker-compose down</text:span></text:p>
      <text:p text:style-name="P70"><text:span text:style-name="T60">docker-compose up</text:span></text:p>
      <text:p text:style-name="P70"><text:span text:style-name="T60"/></text:p>
      <text:p text:style-name="P71"><text:span text:style-name="T60">lista os containers =&gt; docker ps</text:span></text:p>
      <text:p text:style-name="P71"><text:span text:style-name="T60">Não é requisito instalação docker Linux =&gt; Suporte virtualização</text:span></text:p>
      <text:p text:style-name="P71"><text:span text:style-name="T60">Não é verdadeira -. todos containers comunicam nativamente</text:span></text:p>
      <text:p text:style-name="P71"><text:span text:style-name="T60">Dockerfile → criar imagens</text:span></text:p>
      <text:p text:style-name="P71"><text:span text:style-name="T60">qual parametro possibilita acesso a container → exec</text:span></text:p>
      <text:p text:style-name="P71"><text:span text:style-name="T60"/></text:p>
      <text:p text:style-name="P71"><text:span text:style-name="T60"/></text:p>
      <text:p text:style-name="P71"><text:span text:style-name="T60"/></text:p>
      <text:p text:style-name="P71"><text:span text:style-name="T60"/></text:p>
      <text:p text:style-name="P71"><text:span text:style-name="T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21:41:17.396625470</meta:creation-date>
    <dc:date>2022-02-10T20:47:07.198016607</dc:date>
    <meta:editing-duration>PT3H36M52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4" meta:paragraph-count="155" meta:word-count="1172" meta:character-count="8402" meta:non-whitespace-character-count="7231"/>
  </office:meta>
</office:document-meta>
</file>